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Test<text:s text:c="1"/></text:span><text:span text:style-name="a382" text:class-names="">presentation</text:span><text:span text:style-name="a383" text:class-names=""/></text:p>
          </draw:text-box>
          <svg:title/>
          <svg:desc/>
        </draw:frame>
        <draw:frame draw:id="id64" presentation:style-name="a386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7" draw:master-page-name="Master1-Layout2-obj-Titel-und-Inhalt" presentation:presentation-page-layout-name="Master1-PPL2" draw:id="Slide-257">
        <draw:frame draw:id="id65" presentation:style-name="a391" draw:name="Titel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8" text:class-names="">Ich bin es</text:span><text:span text:style-name="a389" text:class-names=""/></text:p>
          </draw:text-box>
          <svg:title/>
          <svg:desc/>
        </draw:frame>
        <draw:frame draw:id="id66" presentation:style-name="a39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st presentation</dc:title>
    <meta:initial-creator>Schäberle, Erwin</meta:initial-creator>
    <dc:creator>Schäberle, Erwin</dc:creator>
    <meta:creation-date>2022-09-14T13:49:12Z</meta:creation-date>
    <dc:date>2022-09-14T13:50:05Z</dc:date>
    <meta:editing-cycles>1</meta:editing-cycles>
    <meta:editing-duration>PT0S</meta:editing-duration>
    <meta:document-statistic meta:paragraph-count="2" meta:word-count="5"/>
  </office:meta>
</office:document-meta>
</file>